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3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9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1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48"><text:tab/>;;;;;;;;;;;;;defw beanhere+room</text:p>
      <text:p text:style-name="P48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39"><text:tab/>if computer=spectrum</text:p>
      <text:p text:style-name="P39"><text:tab/>org beforerelocate</text:p>
      <text:p text:style-name="P39"><text:tab/>endif</text:p>
      <text:p text:style-name="P19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3"><text:s text:c="2"/></text:span></text:p>
      <text:p text:style-name="P39"><text:span text:style-name="T3">; <text:s text:c="4"/></text:span>Created on Mon the 12th of Sep 1988 <text:s/></text:p>
      <text:p text:style-name="P39">; <text:s text:c="7"/>Last update 13:36 on 19/12/89 </text:p>
      <text:p text:style-name="P39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39"><text:tab/>call store_sprite_vars1</text:p>
      <text:p text:style-name="P19"><text:tab/>call plotattris</text:p>
      <text:p text:style-name="P19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9"/>
      <text:p text:style-name="P51"><text:tab/>xor a</text:p>
      <text:p text:style-name="P51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1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1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4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3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4">maingamelp</text:span></text:p>
      <text:p text:style-name="P3"><text:tab/>dec a</text:p>
      <text:p text:style-name="P3"><text:tab/>ld (killed),a</text:p>
      <text:p text:style-name="P3"><text:tab/>jp nz,<text:span text:style-name="T4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5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1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5"><text:tab/>;;;checks if dizzy is in the box</text:p>
      <text:p text:style-name="P65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9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9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2"><text:tab/>push bc</text:p>
      <text:p text:style-name="P51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39"><text:tab/>call store_sprite_vars</text:p>
      <text:p text:style-name="P19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1"><text:tab/>ld b,a</text:p>
      <text:p text:style-name="P36">updateflamelp</text:p>
      <text:p text:style-name="P52"><text:tab/>push bc</text:p>
      <text:p text:style-name="P19"><text:tab/>call printflame<text:tab/>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9"><text:tab/>ld e,(ix+0)</text:p>
      <text:p text:style-name="P19"><text:tab/>ld l,(ix+1)</text:p>
      <text:p text:style-name="P19"><text:tab/>ld a,115</text:p>
      <text:p text:style-name="P52">simprintflame</text:p>
      <text:p text:style-name="P52"><text:tab/>push ix</text:p>
      <text:p text:style-name="P39"><text:tab/>call store_sprite_vars</text:p>
      <text:p text:style-name="P19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39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5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66">heartdemo</text:p>
      <text:p text:style-name="P66"><text:tab/>call resethearts</text:p>
      <text:p text:style-name="P3"/>
      <text:p text:style-name="P3"><text:tab/>ld b,255</text:p>
      <text:p text:style-name="P12">allhearts</text:p>
      <text:p text:style-name="P12"><text:tab/>push bc</text:p>
      <text:p text:style-name="P12"><text:tab/>call updatehearts</text:p>
      <text:p text:style-name="P3"><text:tab/>pop bc</text:p>
      <text:p text:style-name="P3"><text:tab/>djnz allhearts</text:p>
      <text:p text:style-name="P3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67">resethearts</text:p>
      <text:p text:style-name="P13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3"><text:tab/>xor a</text:p>
      <text:p text:style-name="P3"><text:tab/>ld (frmreverse),a</text:p>
      <text:p text:style-name="P3"><text:tab/>inc a</text:p>
      <text:p text:style-name="P3"><text:tab/>ld (frmplot),a</text:p>
      <text:p text:style-name="P3"><text:tab/>ld a,2</text:p>
      <text:p text:style-name="P3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3">resetheartslp</text:p>
      <text:p text:style-name="P13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span text:style-name="T2"><text:tab/>ret</text:span><text:tab/></text:p>
      <text:p text:style-name="P3"/>
      <text:p text:style-name="P3">updatehearts<text:tab/></text:p>
      <text:p text:style-name="P3"><text:tab/>ld b,32</text:p>
      <text:p text:style-name="P3"><text:tab/>ld ix,hearttable</text:p>
      <text:p text:style-name="P13">updateheartslp</text:p>
      <text:p text:style-name="P13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3"><text:tab/>ret</text:p>
      <text:p text:style-name="P3"/>
      <text:p text:style-name="P3">printheart<text:tab/>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3">addpatch</text:p>
      <text:p text:style-name="P13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3"><text:tab/>ret</text:p>
      <text:p text:style-name="P3"><text:tab/></text:p>
      <text:p text:style-name="P13">getvalue</text:p>
      <text:p text:style-name="P13"><text:tab/>call getsincos</text:p>
      <text:p text:style-name="P3"><text:tab/>ld b,0</text:p>
      <text:p text:style-name="P3"><text:tab/>bit 7,a</text:p>
      <text:p text:style-name="P3"><text:tab/>jr z,waspos</text:p>
      <text:p text:style-name="P3"><text:tab/>neg</text:p>
      <text:p text:style-name="P3"><text:tab/>ld b,1</text:p>
      <text:p text:style-name="P3">waspos</text:p>
      <text:p text:style-name="P3"><text:soft-page-break/><text:tab/>ld c,a</text:p>
      <text:p text:style-name="P3"><text:tab/>ld a,(ix+0)</text:p>
      <text:p text:style-name="P3"><text:tab/>push bc</text:p>
      <text:p text:style-name="P3"><text:tab/>call multiply<text:tab/><text:tab/>;max value 127*64</text:p>
      <text:p text:style-name="P3"><text:tab/>pop bc</text:p>
      <text:p text:style-name="P3"><text:tab/>ld a,h<text:tab/>;;a=-63 to +63</text:p>
      <text:p text:style-name="P3"><text:tab/>bit 0,b</text:p>
      <text:p text:style-name="P3"><text:tab/>ret z</text:p>
      <text:p text:style-name="P3"><text:tab/>neg</text:p>
      <text:p text:style-name="P3"><text:tab/>ret</text:p>
      <text:p text:style-name="P3"/>
      <text:p text:style-name="P67">getsincos</text:p>
      <text:p text:style-name="P13"><text:tab/><text:tab/>;entry a=0-127</text:p>
      <text:p text:style-name="P3"><text:tab/><text:tab/>;exit a=-64 to 64</text:p>
      <text:p text:style-name="P3"><text:tab/>srl a<text:tab/><text:tab/>;max=63</text:p>
      <text:p text:style-name="P3"><text:tab/>ld c,a</text:p>
      <text:p text:style-name="P3"><text:tab/>ld b,0</text:p>
      <text:p text:style-name="P3"><text:tab/>ld hl,sincostable</text:p>
      <text:p text:style-name="P3"><text:tab/>add hl,bc</text:p>
      <text:p text:style-name="P3"><text:tab/>ld a,(hl)</text:p>
      <text:p text:style-name="P66"><text:tab/>ret</text:p>
      <text:p text:style-name="P3"/>
      <text:p text:style-name="P67">sincostable</text:p>
      <text:p text:style-name="P67"><text:tab/>defb <text:s/>0, 6,12,18,24,30,35,40,45,49,53,56,59,61,62,63 <text:s/>;;quad 0</text:p>
      <text:p text:style-name="P66"><text:tab/>defb 64,63,62,61,59,56,53,49,45,40,35,30,24,18,12, 6 <text:s/>;;quad 1</text:p>
      <text:p text:style-name="P66"><text:tab/>defb -0,-6,-12,-18,-24,-30,-35,-40,-45,-49,-53,-56,-59,-61,-62,-63 <text:s/>;;quad 2</text:p>
      <text:p text:style-name="P66"><text:tab/>defb -64,-63,-62,-61,-59,-56,-53,-49,-45,-40,-35,-30,-24,-18,-12,-6 <text:s/>;;quad 3</text:p>
      <text:p text:style-name="P3"/>
      <text:p text:style-name="P3"/>
      <text:p text:style-name="P13">multiply</text:p>
      <text:p text:style-name="P13"><text:tab/>;;a=no to mult. c=multiplier <text:s text:c="3"/>hl=ans</text:p>
      <text:p text:style-name="P3"><text:tab/>ld e,a</text:p>
      <text:p text:style-name="P3"><text:tab/>ld b,8</text:p>
      <text:p text:style-name="P3"><text:tab/>ld hl,0</text:p>
      <text:p text:style-name="P3"><text:tab/>ld d,h</text:p>
      <text:p text:style-name="P13">multlp</text:p>
      <text:p text:style-name="P13"><text:tab/>srl c</text:p>
      <text:p text:style-name="P3"><text:tab/>jr nc,noadd</text:p>
      <text:p text:style-name="P3"><text:tab/>add hl,de</text:p>
      <text:p text:style-name="P13">noadd</text:p>
      <text:p text:style-name="P13"><text:tab/>sla e</text:p>
      <text:p text:style-name="P3"><text:tab/>rl d</text:p>
      <text:p text:style-name="P3"><text:tab/>djnz multlp</text:p>
      <text:p text:style-name="P3"><text:tab/>ret<text:tab/>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39">attritable<text:tab/>EQU &amp;AF00<text:tab/><text:tab/><text:tab/>;;DEFS 32*24,64+2</text:p>
      <text:p text:style-name="P3"/>
      <text:p text:style-name="P3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9"><text:tab/>ret</text:p>
      <text:p text:style-name="P19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9">mend<text:tab/>equ 0</text:p>
      <text:p text:style-name="P19"><text:soft-page-break/>mxy<text:tab/>equ 128</text:p>
      <text:p text:style-name="P39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39">;;mx<text:tab/>equ 7</text:p>
      <text:p text:style-name="P39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39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1"><text:tab/>call openwindow<text:tab/></text:p>
      <text:p text:style-name="P51"><text:tab/>call flipifnecessary</text:p>
      <text:p text:style-name="P19"><text:tab/>call prtmessage1</text:p>
      <text:p text:style-name="P51"><text:tab/>call flipifnecessary</text:p>
      <text:p text:style-name="P51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3"><text:tab/>cp 5</text:p>
      <text:p text:style-name="P3"><text:tab/>jp z,repeat</text:p>
      <text:p text:style-name="P3"><text:tab/>cp 6</text:p>
      <text:p text:style-name="P3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8">notattr</text:p>
      <text:p text:style-name="P8"><text:tab/>ld a,(plottype)</text:p>
      <text:p text:style-name="P3"><text:tab/>bit 0,a</text:p>
      <text:p text:style-name="P3"><text:tab/>jr z,notchr</text:p>
      <text:p text:style-name="P3"><text:tab/>ld a,(messy)</text:p>
      <text:p text:style-name="P3"><text:tab/>ld l,a</text:p>
      <text:p text:style-name="P3"><text:tab/>ld a,(messx)</text:p>
      <text:p text:style-name="P3"><text:tab/>add a,32</text:p>
      <text:p text:style-name="P3"><text:tab/>ld e,a</text:p>
      <text:p text:style-name="P3"><text:tab/>ld a,(pen)</text:p>
      <text:p text:style-name="P3"><text:tab/>ld c,a</text:p>
      <text:p text:style-name="P3"><text:tab/>ld a,b</text:p>
      <text:p text:style-name="P3"><text:tab/>ld b,0</text:p>
      <text:p text:style-name="P3"><text:tab/>call store_sprite_vars</text:p>
      <text:p text:style-name="P3"><text:tab/>call plotattris</text:p>
      <text:p text:style-name="P3"><text:tab/>call frame</text:p>
      <text:p text:style-name="P8">notchr</text:p>
      <text:p text:style-name="P8"><text:tab/>pop hl</text:p>
      <text:p text:style-name="P3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28">changexy</text:p>
      <text:p text:style-name="P50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1"><text:tab/>ld a,6</text:p>
      <text:p text:style-name="P51"><text:tab/>ld (sndfx),a</text:p>
      <text:p text:style-name="P3"/>
      <text:p text:style-name="P3"><text:tab/>ld a,10</text:p>
      <text:p text:style-name="P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39"><text:tab/>if computer=amstrad</text:p>
      <text:p text:style-name="P39"><text:tab/>sla a</text:p>
      <text:p text:style-name="P39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39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39">size <text:tab/>defb 0</text:p>
      <text:p text:style-name="P3"/>
      <text:p text:style-name="P3"/>
      <text:p text:style-name="P9">random</text:p>
      <text:p text:style-name="P9"><text:tab/>push ix</text:p>
      <text:p text:style-name="P3"><text:tab/>ld a,(seed)</text:p>
      <text:p text:style-name="P3"><text:tab/>ld ix,seed</text:p>
      <text:p text:style-name="P3"><text:tab/>dec a</text:p>
      <text:p text:style-name="P3"><text:tab/>xor (ix+1)</text:p>
      <text:p text:style-name="P3"><text:tab/>rla</text:p>
      <text:p text:style-name="P3"><text:tab/>rr (ix+2)</text:p>
      <text:p text:style-name="P3"><text:tab/>ld (ix+0),a</text:p>
      <text:p text:style-name="P3"><text:tab/>cpl</text:p>
      <text:p text:style-name="P3"><text:tab/>rla</text:p>
      <text:p text:style-name="P3"><text:tab/>xor 48</text:p>
      <text:p text:style-name="P3"><text:soft-page-break/><text:tab/>xor (ix+1)</text:p>
      <text:p text:style-name="P3"><text:tab/>ld (ix+1),a</text:p>
      <text:p text:style-name="P3"><text:tab/>xor (ix+2)</text:p>
      <text:p text:style-name="P3"><text:tab/>pop ix</text:p>
      <text:p text:style-name="P3"><text:tab/>ret</text:p>
      <text:p text:style-name="P3"/>
      <text:p text:style-name="P3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1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39">afterroomsetup</text:p>
      <text:p text:style-name="P39"><text:tab/>if seecoins=0</text:p>
      <text:p text:style-name="P19"><text:tab/>call putcoinsinroom</text:p>
      <text:p text:style-name="P19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7">roomsetuplp</text:p>
      <text:p text:style-name="P34"><text:tab/>ld hl,roomdata</text:p>
      <text:p text:style-name="P39"><text:tab/>ld a,(roomno)</text:p>
      <text:p text:style-name="P39"><text:tab/>cp 127</text:p>
      <text:p text:style-name="P39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3"><text:tab/>ld b,totalcoins</text:p>
      <text:p text:style-name="P3"><text:tab/>ld ix,cointable</text:p>
      <text:p text:style-name="P3"><text:tab/>ld de,3</text:p>
      <text:p text:style-name="P15">resetcoinslp</text:p>
      <text:p text:style-name="P15"><text:tab/>res 7,(ix+2)</text:p>
      <text:p text:style-name="P3"><text:tab/>add ix,de</text:p>
      <text:p text:style-name="P3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3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3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1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1">poscheat<text:tab/>defb 0</text:p>
      <text:p text:style-name="P19">oldclock<text:tab/>defb 0</text:p>
      <text:p text:style-name="P19"><text:soft-page-break/>clock<text:tab/>defb 0</text:p>
      <text:p text:style-name="P51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1">colourtable<text:tab/>defb 2,3,4,5,6,5,4,3</text:p>
      <text:p text:style-name="P3">lastkeybyte<text:tab/>defb 0</text:p>
      <text:p text:style-name="P19">tryputdownvar<text:tab/>defb 0</text:p>
      <text:p text:style-name="P51">flipscreen<text:tab/>defb 0</text:p>
      <text:p text:style-name="P51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5"><text:tab/>if computer=spectrum</text:p>
      <text:p text:style-name="P65"><text:tab/>ld hl,attritable</text:p>
      <text:p text:style-name="P65"><text:tab/>ld (newattrihere1+1),hl</text:p>
      <text:p text:style-name="P65"><text:tab/>call updatedizzy1</text:p>
      <text:p text:style-name="P65"><text:tab/>ld hl,screenattritable</text:p>
      <text:p text:style-name="P65"><text:tab/>ld (newattrihere1+1),hl</text:p>
      <text:p text:style-name="P65"><text:tab/>ret</text:p>
      <text:p text:style-name="P65"><text:tab/>endif</text:p>
      <text:p text:style-name="P3"/>
      <text:p text:style-name="P3"><text:span text:style-name="T3">updatedizzy1</text:span><text:tab/></text:p>
      <text:p text:style-name="P59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2-11-11T17:07:10.490638680</dc:date>
    <meta:editing-duration>P1DT58M49S</meta:editing-duration>
    <meta:editing-cycles>99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55" meta:non-whitespace-character-count="110665"/>
  </office:meta>
</office:document-meta>
</file>